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0pt" style:font-size-asian="10pt"/>
    </style:style>
    <style:style style:name="P2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P3" style:family="paragraph" style:parent-style-name="Standard">
      <style:paragraph-properties fo:text-align="end" style:justify-single-word="false"/>
    </style:style>
    <style:style style:name="P4" style:family="paragraph" style:parent-style-name="Standard">
      <style:paragraph-properties fo:margin-left="0in" fo:margin-right="0.0472in" fo:margin-top="0.028in" fo:margin-bottom="0in" fo:text-indent="0in" style:auto-text-indent="false" style:snap-to-layout-grid="false">
        <style:tab-stops>
          <style:tab-stop style:position="0.7882in"/>
        </style:tab-stops>
      </style:paragraph-properties>
      <style:text-properties fo:font-size="10pt" style:font-size-asian="10pt"/>
    </style:style>
    <style:style style:name="P5" style:family="paragraph" style:parent-style-name="Standard">
      <style:paragraph-properties fo:margin-left="0in" fo:margin-right="0.25in" fo:text-indent="0in" style:auto-text-indent="false" style:snap-to-layout-grid="false"/>
      <style:text-properties fo:font-size="10pt" style:font-size-asian="10pt"/>
    </style:style>
    <style:style style:name="P6" style:family="paragraph" style:parent-style-name="Standard">
      <style:text-properties fo:font-size="10pt" style:font-size-asian="10pt"/>
    </style:style>
    <style:style style:name="P7" style:family="paragraph" style:parent-style-name="Title" style:master-page-name="Standard">
      <style:paragraph-properties style:page-number="auto"/>
    </style:style>
    <style:style style:name="P8" style:family="paragraph" style:parent-style-name="Text_20_body" style:list-style-name="WW8Num7"/>
    <style:style style:name="P9" style:family="paragraph" style:parent-style-name="Text_20_body" style:list-style-name="WW8Num2"/>
    <style:style style:name="P10" style:family="paragraph" style:parent-style-name="Text_20_body" style:list-style-name="L1"/>
    <style:style style:name="T1" style:family="text">
      <style:text-properties fo:font-size="10pt" style:font-size-asian="10pt"/>
    </style:style>
    <style:style style:name="T2" style:family="text">
      <style:text-properties fo:font-size="10pt" style:font-size-asian="10pt" style:font-size-complex="10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1">Shopping Share List<text:line-break/>Caso de Uso: Exportar para Twitter</text:h>
      <text:h text:style-name="Heading_20_1" text:outline-level="1">Descrição</text:h>
      <text:p text:style-name="Text_20_body">Como um Usuário, eu gostaria de mandar um tweet informando de uma lista a qual participo</text:p>
      <text:h text:style-name="Heading_20_1" text:outline-level="1">Descrição dos Atores</text:h>
      <text:h text:style-name="Heading_20_2" text:outline-level="2">Usuário</text:h>
      <text:h text:style-name="Heading_20_2" text:outline-level="2">Twitter</text:h>
      <text:h text:style-name="Heading_20_1" text:outline-level="1">Pré-Condições</text:h>
      <text:p text:style-name="Text_20_body">Usuário deve estar na página de uma lista;</text:p>
      <text:p text:style-name="Text_20_body">Usuário deve participar desta lista.</text:p>
      <text:h text:style-name="Heading_20_1" text:outline-level="1">Fluxo Básico de Eventos</text:h>
      <text:list xml:id="list5550995767111426926" text:style-name="WW8Num7">
        <text:list-item>
          <text:p text:style-name="P8">O caso de uso começa quando o ator Usuário clica no ícone do Twitter na página da Lista...</text:p>
        </text:list-item>
        <text:list-item>
          <text:p text:style-name="P8">O Usuário é direcionado para a página de post de um Tweet</text:p>
        </text:list-item>
        <text:list-item>
          <text:p text:style-name="P8">O Usuário faz login no Twitter</text:p>
        </text:list-item>
        <text:list-item>
          <text:p text:style-name="P8">O Usuário posta um Tweet</text:p>
        </text:list-item>
        <text:list-item>
          <text:p text:style-name="P8">O Usuário é redirecionado à página da Lista e uma mensagem informando que o Tweet foi enviado com sucesso</text:p>
        </text:list-item>
        <text:list-item>
          <text:p text:style-name="P8">O caso de uso acaba</text:p>
        </text:list-item>
      </text:list>
      <text:h text:style-name="Heading_20_1" text:outline-level="1">Fluxos Alternativos</text:h>
      <text:h text:style-name="Heading_20_2" text:outline-level="2">O Usuário cancela o login no Twitter</text:h>
      <text:p text:style-name="Text_20_body">Se no passo 3 do fluxo básico o Usuário clica no botão de cancelar login, então </text:p>
      <text:list xml:id="list3732724692383191577" text:style-name="WW8Num2">
        <text:list-item>
          <text:p text:style-name="P9">Usuário é redirecionado à página da Lista</text:p>
        </text:list-item>
        <text:list-item>
          <text:p text:style-name="P9">O caso de uso continua no passo 6</text:p>
        </text:list-item>
      </text:list>
      <text:h text:style-name="Heading_20_2" text:outline-level="2">O Usuário cancela o post do Tweet da Lista</text:h>
      <text:p text:style-name="Text_20_body">Se no passo 4 do fluxo básico o Usuário clica no botão de cancelar o post, então</text:p>
      <text:list xml:id="list3293752838969671736" text:style-name="L1">
        <text:list-item>
          <text:p text:style-name="P10">Usuário é redirecionado à página da Lista</text:p>
        </text:list-item>
        <text:list-item>
          <text:p text:style-name="P10">O caso de uso continua no passo 6</text:p>
        </text:list-item>
      </text:list>
      <text:h text:style-name="Heading_20_1" text:outline-level="1">Requisitos Especiais</text:h>
      <text:p text:style-name="Text_20_body">Deve ser possível realizar uma conexão com o Tweet através de sua API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left="0.5in" fo:margin-right="0in" fo:margin-top="0in" fo:margin-bottom="0.0835in" style:line-height-at-least="0.1665in" fo:keep-together="always" fo:orphans="0" fo:widows="0" fo:text-indent="0in" style:auto-text-indent="false"/>
      <style:text-properties fo:font-size="10pt" style:font-size-asian="10pt" style:font-size-complex="10pt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.5in" fo:margin-right="0in" fo:margin-top="0.0835in" fo:margin-bottom="0.0417in" style:line-height-at-least="0.1665in" fo:orphans="0" fo:widows="0" fo:text-indent="-0.5in" style:auto-text-indent="false" fo:keep-with-next="always"/>
      <style:text-properties style:font-name="Arial" fo:font-weight="bold" style:font-weight-asian="bold" style:font-name-complex="Arial" style:font-size-complex="10pt"/>
    </style:style>
    <style:style style:name="Heading_20_2" style:display-name="Heading 2" style:family="paragraph" style:parent-style-name="Heading_20_1" style:next-style-name="Standard" style:default-outline-level="2" style:class="text">
      <style:paragraph-properties fo:margin-left="0.5in" fo:margin-right="0in" fo:text-indent="-0.5in" style:auto-text-indent="false" fo:keep-with-next="auto"/>
      <style:text-properties fo:font-size="10pt" style:font-size-asian="10pt"/>
    </style:style>
    <style:style style:name="Heading_20_3" style:display-name="Heading 3" style:family="paragraph" style:parent-style-name="Heading_20_1" style:next-style-name="Text_20_body" style:default-outline-level="3" style:class="text">
      <style:paragraph-properties fo:margin-left="0.5in" fo:margin-right="0in" fo:margin-top="0in" fo:margin-bottom="0in" fo:text-indent="-0.5in" style:auto-text-indent="false" fo:keep-with-next="auto"/>
      <style:text-properties fo:font-size="10pt" fo:font-weight="normal" style:font-size-asian="10pt" style:font-weight-asian="normal" style:font-style-complex="italic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1665in" fo:margin-bottom="0.0417in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1665in" fo:margin-bottom="0.0417in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665in" fo:margin-bottom="0.0417in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1665in" fo:margin-bottom="0.0417in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1665in" fo:margin-bottom="0.0417in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1665in" fo:margin-bottom="0.0417in"/>
      <style:text-properties style:font-name="Arial" fo:font-size="11pt" style:font-size-asian="11pt" style:font-name-complex="Arial" style:font-size-complex="11pt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Title" style:family="paragraph" style:parent-style-name="Standard" style:next-style-name="Subtitle" style:default-outline-level="1" style:list-style-name="" style:class="chapter">
      <style:paragraph-properties fo:margin-top="0.1665in" fo:margin-bottom="0.0417in" fo:text-align="center" style:justify-single-word="false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>
      <style:text-properties fo:language="en" fo:country="US" style:language-complex="ar" style:country-complex="SA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WW8Num1z1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WW8Num1z2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text:style-name="WW8Num1z3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text:style-name="WW8Num1z4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text:style-name="WW8Num1z5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text:style-name="WW8Num1z6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text:style-name="WW8Num1z7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text:style-name="WW8Num1z8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text:style-name="WW8Num1z2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text:style-name="WW8Num1z3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text:style-name="WW8Num1z4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text:style-name="WW8Num1z5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text:style-name="WW8Num1z6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text:style-name="WW8Num1z7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text:style-name="WW8Num1z8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3z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3" text:style-name="WW8Num3z2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3z3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3z4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3z5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3z6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3z7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3z8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4z1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4z2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4z3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4z4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4z5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4z6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4z7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4z8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text:style-name="WW8Num5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text:style-name="WW8Num6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text:style-name="WW8Num6z4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text:style-name="WW8Num6z7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text:style-name="WW8Num7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text:style-name="WW8Num7z2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text:style-name="WW8Num7z4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text:style-name="WW8Num7z5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text:style-name="WW8Num7z7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text:style-name="WW8Num7z8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2" style:family="table">
      <style:table-properties style:width="6.0854in" fo:margin-left="-0.0799in" table:align="left" style:writing-mode="lr-tb"/>
    </style:style>
    <style:style style:name="Table2.A" style:family="table-column">
      <style:table-column-properties style:column-width="4.4299in"/>
    </style:style>
    <style:style style:name="Table2.B" style:family="table-column">
      <style:table-column-properties style:column-width="1.6556in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le2.B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1" style:family="table">
      <style:table-properties style:width="6.075in" fo:margin-left="-0.075in" table:align="left" style:writing-mode="lr-tb"/>
    </style:style>
    <style:style style:name="Table1.A" style:family="table-column">
      <style:table-column-properties style:column-width="2.1958in"/>
    </style:style>
    <style:style style:name="Table1.C" style:family="table-column">
      <style:table-column-properties style:column-width="1.6833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MP1" style:family="paragraph" style:parent-style-name="Standard">
      <style:text-properties fo:font-size="10pt" style:font-size-asian="10pt"/>
    </style:style>
    <style:style style:name="MP2" style:family="paragraph" style:parent-style-name="Standard">
      <style:paragraph-properties fo:margin-left="0in" fo:margin-right="0.0472in" fo:margin-top="0.028in" fo:margin-bottom="0in" fo:text-indent="0in" style:auto-text-indent="false" style:snap-to-layout-grid="false">
        <style:tab-stops>
          <style:tab-stop style:position="0.7882in"/>
        </style:tab-stops>
      </style:paragraph-properties>
      <style:text-properties fo:font-size="10pt" style:font-size-asian="10pt"/>
    </style:style>
    <style:style style:name="MP3" style:family="paragraph" style:parent-style-name="Standard">
      <style:paragraph-properties fo:margin-left="0in" fo:margin-right="0.25in" fo:text-indent="0in" style:auto-text-indent="false" style:snap-to-layout-grid="false"/>
      <style:text-properties fo:font-size="10pt" style:font-size-asian="10pt"/>
    </style:style>
    <style:style style:name="MP4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MP5" style:family="paragraph" style:parent-style-name="Standard">
      <style:paragraph-properties fo:text-align="end" style:justify-single-word="false"/>
    </style:style>
    <style:style style:name="MT1" style:family="text">
      <style:text-properties fo:font-size="10pt" style:font-size-asian="10pt"/>
    </style:style>
    <style:style style:name="MT2" style:family="text">
      <style:text-properties fo:font-size="10pt" style:font-size-asian="10pt" style:font-size-complex="10pt"/>
    </style:style>
    <style:page-layout style:name="Mpm1">
      <style:page-layout-properties fo:page-width="8.5in" fo:page-height="11in" style:num-format="1" style:print-orientation="portrait" fo:margin-top="0.5in" fo:margin-bottom="0.5in" fo:margin-left="1.25in" fo:margin-right="1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5in" fo:margin-left="0in" fo:margin-right="0in" fo:margin-bottom="0.461in" style:dynamic-spacing="true"/>
      </style:header-style>
      <style:footer-style>
        <style:header-footer-properties fo:min-height="0.5in" fo:margin-left="0in" fo:margin-right="0in" fo:margin-top="0.46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Standard" style:page-layout-name="Mpm1">
      <style:header>
        <table:table table:name="Table2" table:style-name="Table2">
          <table:table-column table:style-name="Table2.A"/>
          <table:table-column table:style-name="Table2.B"/>
          <table:table-row table:style-name="Table2.1">
            <table:table-cell table:style-name="Table2.A1" office:value-type="string">
              <text:p text:style-name="MP1">Shopping Share List</text:p>
            </table:table-cell>
            <table:table-cell table:style-name="Table2.B1" office:value-type="string">
              <text:p text:style-name="MP2"/>
            </table:table-cell>
          </table:table-row>
          <table:table-row table:style-name="Table2.1">
            <table:table-cell table:style-name="Table2.A1" office:value-type="string">
              <text:p text:style-name="MP1">Especificação de Caso de Uso: Exportar para Twitter </text:p>
            </table:table-cell>
            <table:table-cell table:style-name="Table2.B1" office:value-type="string">
              <text:p text:style-name="MP1"><text:s text:c="2"/>Data: <text:s/>&lt;04/10/2015&gt;</text:p>
            </table:table-cell>
          </table:table-row>
        </table:table>
        <text:p text:style-name="Header"/>
      </style:header>
      <style:footer>
        <table:table table:name="Table1" table:style-name="Table1">
          <table:table-column table:style-name="Table1.A" table:number-columns-repeated="2"/>
          <table:table-column table:style-name="Table1.C"/>
          <table:table-row table:style-name="Table1.1">
            <table:table-cell table:style-name="Table1.A1" office:value-type="string">
              <text:p text:style-name="MP3"/>
            </table:table-cell>
            <table:table-cell table:style-name="Table1.A1" office:value-type="string">
              <text:p text:style-name="MP4"/>
            </table:table-cell>
            <table:table-cell table:style-name="Table1.A1" office:value-type="string">
              <text:p text:style-name="MP5"><text:span text:style-name="MT1">Page </text:span><text:span text:style-name="Page_20_Number"><text:span text:style-name="MT1"><text:page-number text:select-page="current">1</text:page-number></text:span></text:span><text:span text:style-name="Page_20_Number"><text:span text:style-name="MT1"> of </text:span></text:span><text:span text:style-name="Page_20_Number"><text:span text:style-name="MT2"><text:page-count style:num-format="1">1</text:page-count></text:span></text:span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&lt;use-case name&gt;</dc:title>
    <dc:subject>&lt;project&gt;</dc:subject>
    <meta:initial-creator>João  Farias</meta:initial-creator>
    <meta:creation-date>2015-10-04T09:35:54.90</meta:creation-date>
    <dc:creator>João  Farias</dc:creator>
    <dc:date>2015-10-04T11:16:15.19</dc:date>
    <meta:editing-cycles>6</meta:editing-cycles>
    <meta:editing-duration>P2171DT10H4M49S</meta:editing-duration>
    <meta:generator>OpenOffice/4.1.1$Win32 OpenOffice.org_project/411m6$Build-9775</meta:generator>
    <meta:document-statistic meta:table-count="2" meta:image-count="0" meta:object-count="0" meta:page-count="1" meta:paragraph-count="31" meta:word-count="247" meta:character-count="1259"/>
  </office:meta>
</office:document-meta>
</file>